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Text_20_body">
      <style:paragraph-properties fo:break-before="page"/>
      <style:text-properties style:font-name="Arial" fo:font-size="14pt" fo:font-weight="bold" style:font-size-asian="14pt" style:font-weight-asian="bold" style:font-name-complex="Arial" style:font-size-complex="14pt"/>
    </style:style>
    <style:style style:name="P2" style:family="paragraph" style:parent-style-name="Text_20_body">
      <style:paragraph-properties fo:text-align="center" style:justify-single-word="false"/>
      <style:text-properties style:font-name="Arial" fo:font-size="24pt" style:font-size-asian="24pt" style:font-name-complex="Arial" style:font-size-complex="24pt"/>
    </style:style>
    <style:style style:name="P3" style:family="paragraph" style:parent-style-name="Standard">
      <style:text-properties style:font-name="Arial" style:font-name-complex="Arial"/>
    </style:style>
    <style:style style:name="P4" style:family="paragraph" style:parent-style-name="Standard">
      <style:paragraph-properties fo:line-height="200%"/>
      <style:text-properties style:font-name="Arial" style:font-name-complex="Arial"/>
    </style:style>
    <style:style style:name="P5" style:family="paragraph" style:parent-style-name="Standard">
      <style:paragraph-properties fo:line-height="200%" fo:text-align="justify" style:justify-single-word="false"/>
      <style:text-properties style:font-name="Arial" style:font-name-complex="Arial"/>
    </style:style>
    <style:style style:name="P6" style:family="paragraph" style:parent-style-name="Standard">
      <style:paragraph-properties fo:line-height="200%"/>
      <style:text-properties style:font-name="Arial" fo:font-size="14pt" fo:font-weight="bold" style:font-size-asian="14pt" style:font-weight-asian="bold" style:font-name-complex="Arial" style:font-size-complex="14pt"/>
    </style:style>
    <style:style style:name="P7" style:family="paragraph" style:parent-style-name="Standard">
      <style:paragraph-properties fo:margin-left="0cm" fo:margin-right="0cm" fo:line-height="200%" fo:text-align="justify" style:justify-single-word="false" fo:text-indent="1.251cm" style:auto-text-indent="false"/>
      <style:text-properties style:font-name="Arial" style:font-name-complex="Arial"/>
    </style:style>
    <style:style style:name="P8" style:family="paragraph" style:parent-style-name="Standard">
      <style:paragraph-properties fo:margin-left="1.27cm" fo:margin-right="0cm" fo:line-height="200%" fo:text-indent="0cm" style:auto-text-indent="false">
        <style:tab-stops/>
      </style:paragraph-properties>
      <style:text-properties style:font-name="Arial" style:font-name-complex="Arial"/>
    </style:style>
    <style:style style:name="P9" style:family="paragraph" style:parent-style-name="Standard">
      <style:paragraph-properties fo:line-height="200%"/>
      <style:text-properties style:font-name="Arial" style:font-name-complex="Arial"/>
    </style:style>
    <style:style style:name="P10" style:family="paragraph" style:parent-style-name="Standard" style:list-style-name="L1">
      <style:paragraph-properties fo:line-height="200%" fo:text-align="justify" style:justify-single-word="false"/>
      <style:text-properties style:font-name="Arial" style:font-name-complex="Arial"/>
    </style:style>
    <style:style style:name="P11" style:family="paragraph" style:parent-style-name="Standard" style:list-style-name="L1">
      <style:paragraph-properties fo:line-height="200%"/>
      <style:text-properties style:font-name="Arial" style:font-name-complex="Arial"/>
    </style:style>
    <style:style style:name="P12" style:family="paragraph" style:parent-style-name="Standard">
      <style:paragraph-properties fo:line-height="200%"/>
      <style:text-properties style:font-name="Arial" fo:font-size="14pt" fo:font-weight="bold" officeooo:rsid="00146500" officeooo:paragraph-rsid="00146500" style:font-size-asian="14pt" style:font-weight-asian="bold" style:font-name-complex="Arial" style:font-size-complex="14pt"/>
    </style:style>
    <style:style style:name="P13" style:family="paragraph" style:parent-style-name="Standard">
      <style:paragraph-properties fo:line-height="200%" fo:break-before="page"/>
      <style:text-properties style:font-name="Arial" fo:font-size="14pt" fo:font-weight="bold" officeooo:rsid="00146500" officeooo:paragraph-rsid="00146500" style:font-size-asian="14pt" style:font-weight-asian="bold" style:font-name-complex="Arial" style:font-size-complex="14pt"/>
    </style:style>
    <style:style style:name="P14" style:family="paragraph" style:parent-style-name="Text_20_body" style:master-page-name="MP0">
      <style:paragraph-properties fo:text-align="center" style:justify-single-word="false" style:page-number="auto" fo:break-before="page"/>
      <style:text-properties style:font-name="Arial" fo:font-size="24pt" style:font-size-asian="24pt" style:font-name-complex="Arial" style:font-size-complex="24pt"/>
    </style:style>
    <style:style style:name="P15" style:family="paragraph" style:parent-style-name="Text_20_body">
      <style:paragraph-properties fo:margin-left="0.794cm" fo:margin-right="0cm" fo:margin-top="0cm" fo:margin-bottom="0.318cm" loext:contextual-spacing="false" style:line-height-at-least="0.635cm" fo:widows="1" fo:text-indent="-0.794cm" style:auto-text-indent="false"/>
      <style:text-properties fo:font-variant="normal" fo:text-transform="none" fo:color="#000000" style:font-name="Times New Roman" fo:font-size="14pt" fo:letter-spacing="normal" fo:font-style="normal" fo:font-weight="normal"/>
    </style:style>
    <style:style style:name="P16" style:family="paragraph" style:parent-style-name="Heading_20_2">
      <style:paragraph-properties fo:line-height="200%"/>
      <style:text-properties fo:font-variant="normal" fo:text-transform="none" fo:color="#000000" style:font-name="Times New Roman" fo:font-size="14pt" fo:letter-spacing="normal" fo:font-style="normal" fo:font-weight="normal" officeooo:rsid="00146500" officeooo:paragraph-rsid="00146500" style:font-size-asian="14pt" style:font-weight-asian="bold" style:font-name-complex="Arial" style:font-size-complex="14pt"/>
    </style:style>
    <style:style style:name="T1" style:family="text">
      <style:text-properties fo:font-style="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stituto Tecnológico de Costa Rica</text:p>
      <text:p text:style-name="P2"/>
      <text:p text:style-name="P2">Escuela de Ingeniería en Computación</text:p>
      <text:p text:style-name="P2"/>
      <text:p text:style-name="P2">Arquitectura de Computadoras</text:p>
      <text:p text:style-name="P2"/>
      <text:p text:style-name="P2"/>
      <text:p text:style-name="P2">I Proyecto Programado – Puntos</text:p>
      <text:p text:style-name="P2"/>
      <text:p text:style-name="P2"/>
      <text:p text:style-name="P2">Jaime Gutiérrez Alfaro</text:p>
      <text:p text:style-name="P2"/>
      <text:p text:style-name="P2">Esteban Bosques Mondol</text:p>
      <text:p text:style-name="P2"/>
      <text:p text:style-name="P2">Carnet: 2013046970</text:p>
      <text:p text:style-name="P2"/>
      <text:p text:style-name="P2">Grupo 20</text:p>
      <text:p text:style-name="P1">Análisis del problema</text:p>
      <text:p text:style-name="P3"/>
      <text:p text:style-name="P3"/>
      <text:p text:style-name="P7">En la toma de decisiones un aspecto que influenció en sobremanera fue la tosquedad del lenguaje, pues la sintaxis no permite una programación tan fluida como lo facilitaría otro lenguaje. Como solución al problema, se diseñó el código emulando la lógica de otro lenguaje. Sin embargo, esto generó un código desatinadamente extendido de más de 1336 líneas. Adicionalmente, el segundo problema que provoco la tosquedad del lenguaje fue el tiempo utilizado tratando de simular la lógica de otros lenguajes, pues ese tiempo pudo haber sido aprovechado en resolver el problema principal, la programación del juego. </text:p>
      <text:p text:style-name="P7"/>
      <text:p text:style-name="P7">En el diseño del tablero se crearon tres variantes para cada tamaño (pequeño, mediano, y grande) cada uno con su respectiva longitud, con la finalidad de que, cuando el usuario seleccione el tamaño que desea, el código copiara lo que tiene la variable que se desea y lo moviera a otra variable general. Con el objetivo de que el programa pudiera moverse dentro de la matriz, se diseñaron dos variables diferentes de desplazamiento: una vertical y otra horizontal. Uno de los problemas que ocurrieron en esta sección del código fue el programa no contaba bien el desplazamiento, siendo este solucionado al contar los bytes que se necesitarían para realizar el movimiento. </text:p>
      <text:p text:style-name="P5">Adicionalmente, para que exista mejor control de la escritura de líneas, existen tres variables: una para la dirección vertical horizontal de la línea que el programa vas a escribir y otras dos variables para la columna que selecciono el usuario. Para no crear un tablero, dependiendo del tamaño, se creó una variable general y se copia en ella los tableros predefinidos y un desplazamiento para ese tablero. </text:p>
      <text:p text:style-name="P5"/>
      <text:p text:style-name="P4"/>
      <text:p text:style-name="P6"><text:soft-page-break/>Recomendaciones </text:p>
      <text:p text:style-name="P4"/>
      <text:list xml:id="list3443134978589613557" text:style-name="L1">
        <text:list-item>
          <text:p text:style-name="P10">Empiece imprimiendo el tablero </text:p>
        </text:list-item>
        <text:list-item>
          <text:p text:style-name="P11">Tener claro cuál es el desplazamiento necesario para moverse entre las filas o columnas de la matriz </text:p>
        </text:list-item>
        <text:list-item>
          <text:p text:style-name="P11">Saber cuál es el número máximo de filas o columnas de cada matriz</text:p>
        </text:list-item>
        <text:list-item>
          <text:p text:style-name="P11">Validar que el valor introducido no sea mayor al número de columnas o filas de la matriz con el fin de que no exista un error en el cálculo del desplazamiento</text:p>
        </text:list-item>
      </text:list>
      <text:p text:style-name="P8"/>
      <text:p text:style-name="P4"/>
      <text:p text:style-name="P13">Referencias</text:p>
      <text:h text:style-name="P16" text:outline-level="2">Referencias</text:h>
      <text:p text:style-name="P15">(2016). <text:span text:style-name="T1">Stackoverflow.com</text:span>. Retrieved 27 April 2016, from http://ttp://stackoverflow.com/questions/23468176/read-and-print-user-input-with-x86-assembly-gnu-linux</text:p>
      <text:p text:style-name="P15">Dandamudi, S. (2005). <text:span text:style-name="T1">Guide to assembly language programming in Linux</text:span>. New York: Springer.</text:p>
      <text:p text:style-name="P15"><text:span text:style-name="T1">X86 Assembly/Control Flow - Wikibooks, open books for an open world</text:span>. (2016).<text:span text:style-name="T1">En.wikibooks.org</text:span>. Retrieved 30 April 2016, from https://en.wikibooks.org/wiki/X86_Assembly/Control_Flow#Jump_if_Greater</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Federico</meta:initial-creator>
    <meta:creation-date>2016-05-04T05:42:00Z</meta:creation-date>
    <dc:date>2016-05-03T23:58:20.438102951</dc:date>
    <meta:editing-cycles>3</meta:editing-cycles>
    <meta:editing-duration>PT8M29S</meta:editing-duration>
    <meta:document-statistic meta:table-count="0" meta:image-count="0" meta:object-count="0" meta:page-count="4" meta:paragraph-count="22" meta:word-count="414" meta:character-count="2752" meta:non-whitespace-character-count="2357"/>
    <meta:template xlink:type="simple" xlink:actuate="onRequest" xlink:title="" xlink:href="Normal.dotm"/>
  </office:meta>
</office:document-meta>
</file>